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Glossar" style:family="table">
      <style:table-properties style:width="16.431cm" fo:margin-left="0.169cm" fo:margin-right="0.399cm" table:align="margins" style:may-break-between-rows="false"/>
    </style:style>
    <style:style style:name="Glossar.A" style:family="table-column">
      <style:table-column-properties style:column-width="4.101cm" style:rel-column-width="16357*"/>
    </style:style>
    <style:style style:name="Glossar.B" style:family="table-column">
      <style:table-column-properties style:column-width="12.33cm" style:rel-column-width="49178*"/>
    </style:style>
    <style:style style:name="Glossar.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Glossar.B1" style:family="table-cell">
      <style:table-cell-properties fo:background-color="#999999" fo:padding="0.097cm" fo:border="0.002cm solid #000000">
        <style:background-image/>
      </style:table-cell-properties>
    </style:style>
    <style:style style:name="Glossar.A2" style:family="table-cell">
      <style:table-cell-properties fo:padding="0.097cm" fo:border-left="0.002cm solid #000000" fo:border-right="none" fo:border-top="none" fo:border-bottom="0.002cm solid #000000"/>
    </style:style>
    <style:style style:name="Glossar.B2" style:family="table-cell">
      <style:table-cell-properties fo:padding="0.097cm" fo:border-left="0.002cm solid #000000" fo:border-right="0.002cm solid #000000" fo:border-top="none" fo:border-bottom="0.002cm solid #000000"/>
    </style:style>
    <style:style style:name="Tabelle1" style:family="table">
      <style:table-properties style:width="16.988cm" fo:margin-left="0.011cm" fo:margin-right="0cm"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2.196cm" style:rel-column-width="1245*"/>
    </style:style>
    <style:style style:name="Tabelle1.B" style:family="table-column">
      <style:table-column-properties style:column-width="5.389cm" style:rel-column-width="3055*"/>
    </style:style>
    <style:style style:name="Tabelle1.C" style:family="table-column">
      <style:table-column-properties style:column-width="4.371cm" style:rel-column-width="2478*"/>
    </style:style>
    <style:style style:name="Tabelle1.D" style:family="table-column">
      <style:table-column-properties style:column-width="5.032cm" style:rel-column-width="2853*"/>
    </style:style>
    <style:style style:name="Tabelle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999999" fo:padding="0.097cm" fo:border="0.002cm solid #000000">
        <style:background-image/>
      </style:table-cell-properties>
    </style:style>
    <style:style style:name="Tabelle1.2" style:family="table-row">
      <style:table-row-properties fo:background-color="transparent" style:keep-together="true" fo:keep-together="auto">
        <style:background-image/>
      </style:table-row-properties>
    </style:style>
    <style:style style:name="Tabelle1.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A4" style:family="table-cell">
      <style:table-cell-properties fo:padding="0.097cm" fo:border-left="0.002cm solid #000000" fo:border-right="none" fo:border-top="none" fo:border-bottom="0.002cm solid #000000"/>
    </style:style>
    <style:style style:name="Tabelle1.D4" style:family="table-cell">
      <style:table-cell-properties fo:padding="0.097cm" fo:border-left="0.002cm solid #000000" fo:border-right="0.002cm solid #000000" fo:border-top="none" fo:border-bottom="0.002cm solid #000000"/>
    </style:style>
    <style:style style:name="Tabelle2" style:family="table">
      <style:table-properties style:width="16.988cm" fo:margin-left="0.011cm" fo:margin-right="0cm" table:align="margins" style:may-break-between-rows="false"/>
    </style:style>
    <style:style style:name="Tabelle2.A" style:family="table-column">
      <style:table-column-properties style:column-width="2.09cm" style:rel-column-width="8063*"/>
    </style:style>
    <style:style style:name="Tabelle2.B" style:family="table-column">
      <style:table-column-properties style:column-width="5.498cm" style:rel-column-width="21209*"/>
    </style:style>
    <style:style style:name="Tabelle2.C" style:family="table-column">
      <style:table-column-properties style:column-width="4.371cm" style:rel-column-width="16861*"/>
    </style:style>
    <style:style style:name="Tabelle2.D" style:family="table-column">
      <style:table-column-properties style:column-width="5.029cm" style:rel-column-width="19402*"/>
    </style:style>
    <style:style style:name="Tabelle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999999"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6.988cm" fo:margin-left="0.011cm" fo:margin-right="0cm" table:align="margins" style:may-break-between-rows="false"/>
    </style:style>
    <style:style style:name="Tabelle3.A" style:family="table-column">
      <style:table-column-properties style:column-width="2.09cm" style:rel-column-width="8063*"/>
    </style:style>
    <style:style style:name="Tabelle3.B" style:family="table-column">
      <style:table-column-properties style:column-width="5.498cm" style:rel-column-width="21209*"/>
    </style:style>
    <style:style style:name="Tabelle3.C" style:family="table-column">
      <style:table-column-properties style:column-width="4.371cm" style:rel-column-width="16861*"/>
    </style:style>
    <style:style style:name="Tabelle3.D" style:family="table-column">
      <style:table-column-properties style:column-width="5.029cm" style:rel-column-width="19402*"/>
    </style:style>
    <style:style style:name="Tabelle3.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999999"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able_20_Contents">
      <style:text-properties fo:language="zxx" fo:country="none" style:language-asian="zxx" style:country-asian="none" style:language-complex="zxx" style:country-complex="none"/>
    </style:style>
    <style:style style:name="P6" style:family="paragraph" style:parent-style-name="Heading_20_2">
      <style:paragraph-properties fo:break-before="page"/>
    </style:style>
    <style:style style:name="P7" style:family="paragraph" style:parent-style-name="Table_20_Contents">
      <style:text-properties fo:language="zxx" fo:country="none" style:language-asian="zxx" style:country-asian="none" style:language-complex="zxx" style:country-complex="none"/>
    </style:style>
    <style:style style:name="P8" style:family="paragraph" style:parent-style-name="Table_20_Contents">
      <style:text-properties fo:font-size="9pt" style:font-size-asian="9pt" style:font-size-complex="9pt"/>
    </style:style>
    <style:style style:name="P9" style:family="paragraph" style:parent-style-name="Table_20_Contents">
      <style:text-properties fo:font-size="9pt" fo:language="zxx" fo:country="none" style:font-size-asian="9pt" style:language-asian="zxx" style:country-asian="none" style:font-size-complex="9pt" style:language-complex="zxx" style:country-complex="none"/>
    </style:style>
    <style:style style:name="P10" style:family="paragraph" style:parent-style-name="Heading_20_3">
      <style:paragraph-properties fo:keep-with-next="always"/>
      <style:text-properties style:font-name="Arial" fo:language="zxx" fo:country="none" style:font-name-asian="Andale Sans UI" style:language-asian="zxx" style:country-asian="none" style:font-name-complex="Tahoma" style:language-complex="zxx" style:country-complex="none"/>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 style:family="paragraph">
      <style:paragraph-properties fo:margin-left="0cm" fo:margin-right="0cm" fo:margin-top="0cm" fo:margin-bottom="0cm" fo:line-height="100%" fo:text-indent="0cm"/>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 style:family="paragraph">
      <style:paragraph-properties fo:margin-left="0cm" fo:margin-right="0cm" fo:margin-top="0cm" fo:margin-bottom="0cm" fo:line-height="100%" fo:text-align="center" fo:text-indent="0cm"/>
    </style:style>
    <style:style style:name="T1" style:family="text">
      <style:text-properties fo:language="zxx" fo:country="none" style:language-asian="zxx" style:country-asian="none" style:language-complex="zxx" style:country-complex="none"/>
    </style:style>
    <style:style style:name="T2" style:family="text">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3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1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2"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_20_1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Referenz</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GIT Referenz<text:tab/>1</text:p>
          <text:p text:style-name="P3">Übersicht<text:tab/>2</text:p>
          <text:p text:style-name="P3">Übliche Benutzung<text:tab/>4</text:p>
          <text:p text:style-name="P4">Entwicklung<text:tab/>4</text:p>
        </text:index-body>
      </text:table-of-content>
      <text:p text:style-name="Text_20_body"/>
      <text:h text:style-name="P6" text:outline-level="2">Übersicht</text:h>
      <text:p text:style-name="Text_20_body"><draw:rect text:anchor-type="paragraph" draw:z-index="1" draw:style-name="gr5" draw:text-style-name="P11" svg:width="13.447cm" svg:height="8.66cm" svg:x="0.132cm" svg:y="0.081cm"><text:p/></draw:rect><draw:frame text:anchor-type="paragraph" draw:z-index="2" draw:style-name="gr6" draw:text-style-name="P13" svg:width="5.446cm" svg:height="0.983cm" svg:x="0.132cm" svg:y="0.081cm"><draw:text-box><text:p text:style-name="P12"><text:span text:style-name="T2">remote repository</text:span></text:p></draw:text-box></draw:frame></text:p>
      <text:p text:style-name="Text_20_body"/>
      <text:p text:style-name="Text_20_body"><draw:g text:anchor-type="paragraph" draw:z-index="3" draw:style-name="gr7"><draw:ellipse draw:style-name="gr8" draw:text-style-name="P11" svg:width="2.999cm" svg:height="2.5cm" svg:x="1.508cm" svg:y="0.323cm"><text:p text:style-name="P14"><text:span text:style-name="T2">commit 1</text:span></text:p></draw:ellipse><draw:ellipse draw:style-name="gr9" draw:text-style-name="P11" svg:width="3.001cm" svg:height="2.5cm" svg:x="7.507cm" svg:y="0.323cm"><text:p text:style-name="P14"><text:span text:style-name="T2">commit 2</text:span></text:p></draw:ellipse><draw:line draw:style-name="gr10" draw:text-style-name="P11" svg:x1="4.507cm" svg:y1="1.522cm" svg:x2="7.507cm" svg:y2="1.522cm"><text:p text:style-name="P14"><text:span text:style-name="T2">parent</text:span></text:p></draw:line><draw:line draw:style-name="gr11" draw:text-style-name="P11" svg:x1="9.007cm" svg:y1="5.322cm" svg:x2="9.007cm" svg:y2="2.822cm"><text:p/></draw:line><draw:frame draw:style-name="gr12" draw:text-style-name="P13" svg:width="1.918cm" svg:height="0.983cm" svg:x="8.1cm" svg:y="5.359cm"><draw:text-box><text:p text:style-name="P12"><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0" draw:style-name="gr1"><draw:rect draw:style-name="gr2" draw:text-style-name="P11" svg:width="13.368cm" svg:height="7.534cm" svg:x="0.106cm" svg:y="0.079cm"><text:p/></draw:rect><draw:rect draw:style-name="gr2" draw:text-style-name="P11" svg:width="8.79cm" svg:height="2.733cm" svg:x="0.424cm" svg:y="4.325cm"><text:p/></draw:rect><draw:frame draw:style-name="gr3" draw:text-style-name="P13" svg:width="5.305cm" svg:height="0.983cm" svg:x="0.424cm" svg:y="4.325cm"><draw:text-box><text:p text:style-name="P12"><text:span text:style-name="T2">working directory</text:span></text:p></draw:text-box></draw:frame><draw:frame draw:style-name="gr4" draw:text-style-name="P13" svg:width="4.776cm" svg:height="0.983cm" svg:x="0.106cm" svg:y="0.079cm"><draw:text-box><text:p text:style-name="P12"><text:span text:style-name="T2">local repository</text:span></text:p></draw:text-box></draw:frame><draw:rect draw:style-name="gr2" draw:text-style-name="P11" svg:width="8.79cm" svg:height="2.733cm" svg:x="0.424cm" svg:y="1.218cm"><text:p/></draw:rect><draw:frame draw:style-name="gr4" draw:text-style-name="P13" svg:width="6.047cm" svg:height="0.983cm" svg:x="0.424cm" svg:y="1.218cm"><draw:text-box><text:p text:style-name="P12"><text:span text:style-name="T2">staging area / index</text:span></text:p></draw:text-box></draw:frame><draw:rect draw:style-name="gr2" draw:text-style-name="P11" svg:width="3.34cm" svg:height="5.873cm" svg:x="9.657cm" svg:y="1.217cm"><text:p/></draw:rect><draw:frame draw:style-name="gr3" draw:text-style-name="P13" svg:width="2.269cm" svg:height="0.983cm" svg:x="9.657cm" svg:y="1.217cm"><draw:text-box><text:p text:style-name="P12"><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Glossar" table:style-name="Glossar">
        <table:table-column table:style-name="Glossar.A"/>
        <table:table-column table:style-name="Glossar.B"/>
        <text:soft-page-break/>
        <table:table-row>
          <table:table-cell table:style-name="Glossar.A1" office:value-type="string">
            <text:p text:style-name="Table_20_Heading">Begriff</text:p>
          </table:table-cell>
          <table:table-cell table:style-name="Glossar.B1" office:value-type="string">
            <text:p text:style-name="Table_20_Heading">Erklärung</text:p>
          </table:table-cell>
        </table:table-row>
        <table:table-row>
          <table:table-cell table:style-name="Glossar.A2" office:value-type="string">
            <text:p text:style-name="Table_20_Contents">remote repository</text:p>
          </table:table-cell>
          <table:table-cell table:style-name="Glossar.B2" office:value-type="string">
            <text:p text:style-name="Table_20_Contents">Das Repository im Netz.</text:p>
          </table:table-cell>
        </table:table-row>
        <table:table-row>
          <table:table-cell table:style-name="Glossar.A2" office:value-type="string">
            <text:p text:style-name="Table_20_Contents">local repository</text:p>
          </table:table-cell>
          <table:table-cell table:style-name="Glossar.B2" office:value-type="string">
            <text:p text:style-name="Table_20_Contents">Das Repository auf dem eigenen Computer.</text:p>
          </table:table-cell>
        </table:table-row>
        <table:table-row>
          <table:table-cell table:style-name="Glossar.A2" office:value-type="string">
            <text:p text:style-name="Table_20_Contents">staging area</text:p>
          </table:table-cell>
          <table:table-cell table:style-name="Glossar.B2" office:value-type="string">
            <text:p text:style-name="Table_20_Contents">Eine Zwischenablage von Dateien.</text:p>
          </table:table-cell>
        </table:table-row>
        <table:table-row>
          <table:table-cell table:style-name="Glossar.A2" office:value-type="string">
            <text:p text:style-name="Table_20_Contents">working directory</text:p>
          </table:table-cell>
          <table:table-cell table:style-name="Glossar.B2" office:value-type="string">
            <text:p text:style-name="Table_20_Contents">Die eigentlichen Dateien. Eine Menge von Dateien.</text:p>
          </table:table-cell>
        </table:table-row>
        <table:table-row>
          <table:table-cell table:style-name="Glossar.A2" office:value-type="string">
            <text:p text:style-name="Table_20_Contents">commit</text:p>
          </table:table-cell>
          <table:table-cell table:style-name="Glossar.B2" office:value-type="string">
            <text:p text:style-name="Table_20_Contents">Ein Knoten im Graphen, welcher ein Snapshot der Dateien unter Versionskontrolle repräsentiert. Hat mind. ein parent (außer der root). Ist identifiziert durch eine SHA-1 Hashsumme und evtl. zusätzlich durch ein head.</text:p>
          </table:table-cell>
        </table:table-row>
        <table:table-row>
          <table:table-cell table:style-name="Glossar.A2" office:value-type="string">
            <text:p text:style-name="Table_20_Contents">head</text:p>
          </table:table-cell>
          <table:table-cell table:style-name="Glossar.B2" office:value-type="string">
            <text:p text:style-name="Table_20_Contents">Ein Name für das letzte commit eines Zweiges des Graphens. Z.B. gibt es immer einen head namens "master".</text:p>
          </table:table-cell>
        </table:table-row>
        <table:table-row>
          <table:table-cell table:style-name="Glossar.A2" office:value-type="string">
            <text:p text:style-name="Table_20_Contents">HEAD</text:p>
          </table:table-cell>
          <table:table-cell table:style-name="Glossar.B2" office:value-type="string">
            <text:p text:style-name="Table_20_Contents">Der aktuell verwendete head.</text:p>
          </table:table-cell>
        </table:table-row>
      </table:table>
      <text:p text:style-name="Text_20_body"/>
      <text:p text:style-name="Text_20_body"/>
      <text:h text:style-name="P6" text:outline-level="2">Übliche Benutzung</text:h>
      <text:h text:style-name="Heading_20_3" text:outline-level="3">Entwicklung</text:h>
      <text:p text:style-name="Text_20_body">Die Grundidee ist die folgende:</text:p>
      <text:p text:style-name="Text_20_body">Man entwickelt ein Feature. Dies macht man in einen eigenen Branch. Zwischendurch kann man den lokalen Stand auch mal einchecken. Wenn man fertig ist, mergt man den Branch zurück in den master-Branch.</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Schritt</text:p>
          </table:table-cell>
          <table:table-cell table:style-name="Tabelle1.A1" office:value-type="string">
            <text:p text:style-name="Table_20_Heading">Beschreibung</text:p>
          </table:table-cell>
          <table:table-cell table:style-name="Tabelle1.A1" office:value-type="string">
            <text:p text:style-name="Table_20_Heading">Befehl</text:p>
          </table:table-cell>
          <table:table-cell table:style-name="Tabelle1.D1" office:value-type="string">
            <text:p text:style-name="Table_20_Heading">Auswirkung</text:p>
          </table:table-cell>
        </table:table-row>
        <table:table-row table:style-name="Tabelle1.2">
          <table:table-cell table:style-name="Tabelle1.A2" office:value-type="string">
            <text:p text:style-name="P9">1.</text:p>
            <text:p text:style-name="P9">auf master Zweig wechseln</text:p>
          </table:table-cell>
          <table:table-cell table:style-name="Tabelle1.A2" office:value-type="string">
            <text:p text:style-name="P5">Wechseln in den Zweig master, damit man den aktuellen Stand holt.</text:p>
          </table:table-cell>
          <table:table-cell table:style-name="Tabelle1.A2" office:value-type="string">
            <text:p text:style-name="P5"><text:span text:style-name="Source_20_Text">git checkout master</text:span></text:p>
          </table:table-cell>
          <table:table-cell table:style-name="Tabelle1.D2" office:value-type="string">
            <text:p text:style-name="P5"><text:span text:style-name="GIT_20_Fachbegriff">HEAD</text:span> ist jetzt master.</text:p>
          </table:table-cell>
        </table:table-row>
        <table:table-row table:style-name="Tabelle1.2">
          <table:table-cell table:style-name="Tabelle1.A2" office:value-type="string">
            <text:p text:style-name="P9">2.</text:p>
            <text:p text:style-name="P9">Neusten Stand herunterladen</text:p>
          </table:table-cell>
          <table:table-cell table:style-name="Tabelle1.A2" office:value-type="string">
            <text:p text:style-name="P5">Den aktuellen Stand von master holen.</text:p>
          </table:table-cell>
          <table:table-cell table:style-name="Tabelle1.A2" office:value-type="string">
            <text:p text:style-name="P5">Siehe "Neusten Stand herunterladen"</text:p>
          </table:table-cell>
          <table:table-cell table:style-name="Tabelle1.D2" office:value-type="string">
            <text:p text:style-name="P5"/>
          </table:table-cell>
        </table:table-row>
        <table:table-row>
          <table:table-cell table:style-name="Tabelle1.A4" office:value-type="string">
            <text:p text:style-name="P8">3.</text:p>
            <text:p text:style-name="P8">neuen Zweig anlegen</text:p>
          </table:table-cell>
          <table:table-cell table:style-name="Tabelle1.A4" office:value-type="string">
            <text:p text:style-name="Table_20_Contents">Ein neuer Zweig wird für das Feature angelegt. Dieser Zweig wird exklusiv für dieses Feature verwendet.</text:p>
          </table:table-cell>
          <table:table-cell table:style-name="Tabelle1.A4" office:value-type="string">
            <text:p text:style-name="Table_20_Contents"><text:span text:style-name="Source_20_Text">git checkout -b &lt;BRANCH_NAME&gt;</text:span></text:p>
            <text:p text:style-name="Table_20_Contents">Wobei &lt;BRANCH_NAME&gt; der Name des Zweigs ist.</text:p>
          </table:table-cell>
          <table:table-cell table:style-name="Tabelle1.D4" office:value-type="string">
            <text:p text:style-name="Table_20_Contents"><text:span text:style-name="GIT_20_Fachbegriff">HEAD</text:span> ist zeigt immernoch auf den letzten <text:span text:style-name="GIT_20_Fachbegriff">commit</text:span> im Zweig master, aber gehört jetzt zum neuen Zweig (und markiert somit den Start des neuen Zweigs).</text:p>
          </table:table-cell>
        </table:table-row>
        <table:table-row>
          <table:table-cell table:style-name="Tabelle1.A4" office:value-type="string">
            <text:p text:style-name="P8">4. </text:p>
            <text:p text:style-name="P8">Coden</text:p>
          </table:table-cell>
          <table:table-cell table:style-name="Tabelle1.A4" office:value-type="string">
            <text:p text:style-name="Table_20_Contents">Programmieren, entwickeln, hacken, ...</text:p>
          </table:table-cell>
          <table:table-cell table:style-name="Tabelle1.A4" office:value-type="string">
            <text:p text:style-name="Table_20_Contents">Egal, z.B. Per Eclipse.</text:p>
          </table:table-cell>
          <table:table-cell table:style-name="Tabelle1.D4" office:value-type="string">
            <text:p text:style-name="Table_20_Contents">Verändert die Dateien im <text:span text:style-name="GIT_20_Fachbegriff">working directory</text:span>.</text:p>
          </table:table-cell>
        </table:table-row>
        <table:table-row>
          <table:table-cell table:style-name="Tabelle1.A4" office:value-type="string">
            <text:p text:style-name="P8">5. </text:p>
            <text:p text:style-name="P8">Index</text:p>
          </table:table-cell>
          <table:table-cell table:style-name="Tabelle1.A4" office:value-type="string">
            <text:p text:style-name="Table_20_Contents">Die Dateien in die <text:span text:style-name="GIT_20_Fachbegriff">staging area</text:span> packen.</text:p>
          </table:table-cell>
          <table:table-cell table:style-name="Tabelle1.A4" office:value-type="string">
            <text:p text:style-name="Table_20_Contents"><text:span text:style-name="Source_20_Text">git add -A</text:span></text:p>
            <text:p text:style-name="Table_20_Contents">Wirkt in dem Ordner in dem man sich befindet. Am besten vorher in den repository-Ordner wechseln (der, der den Ordner ".git" enthält).</text:p>
          </table:table-cell>
          <table:table-cell table:style-name="Tabelle1.D4" office:value-type="string">
            <text:p text:style-name="Table_20_Contents">Die veränderten Dateien befinden sich in der <text:span text:style-name="GIT_20_Fachbegriff">staging area</text:span>.</text:p>
          </table:table-cell>
        </table:table-row>
        <table:table-row>
          <table:table-cell table:style-name="Tabelle1.A4" office:value-type="string">
            <text:p text:style-name="P8">6. </text:p>
            <text:p text:style-name="P8">commit ins local repository</text:p>
          </table:table-cell>
          <table:table-cell table:style-name="Tabelle1.A4" office:value-type="string">
            <text:p text:style-name="Table_20_Contents">Die Dateien in der <text:span text:style-name="GIT_20_Fachbegriff">staging area</text:span> mit einer aussagekräftigen Nachricht (was wurde verändert und warum) commiten.</text:p>
          </table:table-cell>
          <table:table-cell table:style-name="Tabelle1.A4" office:value-type="string">
            <text:p text:style-name="Table_20_Contents"><text:span text:style-name="Source_20_Text">git commit -m "aussagekräftige Nachricht"</text:span></text:p>
          </table:table-cell>
          <table:table-cell table:style-name="Tabelle1.D4" office:value-type="string">
            <text:p text:style-name="Table_20_Contents">Die <text:span text:style-name="GIT_20_Fachbegriff">staging area</text:span> wird leer. </text:p>
            <text:p text:style-name="Table_20_Contents">Es wird ein neuer <text:span text:style-name="GIT_20_Fachbegriff">commit</text:span> im <text:span text:style-name="GIT_20_Fachbegriff">local repository</text:span> angelegt. Der commit wird für den Zweig angelegt, der durch <text:span text:style-name="GIT_20_Fachbegriff">HEAD</text:span> <text:s/>bestimmt (sollte der Zweig für das Feature sein) ist. <text:span text:style-name="GIT_20_Fachbegriff">HEAD</text:span> zeigt jetzt auf den neuen <text:span text:style-name="GIT_20_Fachbegriff">commit</text:span>.</text:p>
          </table:table-cell>
        </table:table-row>
        <table:table-row>
          <table:table-cell table:style-name="Tabelle1.A4" office:value-type="string">
            <text:p text:style-name="P8">7. </text:p>
            <text:p text:style-name="P8">Feature <text:s/>entwickeln</text:p>
          </table:table-cell>
          <table:table-cell table:style-name="Tabelle1.A4" office:value-type="string">
            <text:p text:style-name="Table_20_Contents">Die Schritte 4 bis 6 wiederholen, bis man irgendwann den Zwischenstand ins <text:span text:style-name="GIT_20_Fachbegriff">remote </text:span><text:soft-page-break/><text:span text:style-name="GIT_20_Fachbegriff">repository </text:span>einchecken möchte.</text:p>
          </table:table-cell>
          <table:table-cell table:style-name="Tabelle1.A4" office:value-type="string">
            <text:p text:style-name="Table_20_Contents">...</text:p>
          </table:table-cell>
          <table:table-cell table:style-name="Tabelle1.D4" office:value-type="string">
            <text:p text:style-name="Table_20_Contents">Im l<text:span text:style-name="GIT_20_Fachbegriff">ocal repository</text:span> wird eine Reihe von <text:span text:style-name="GIT_20_Fachbegriff">commits</text:span> hinzugefügt. Diese repräsentieren die <text:soft-page-break/>Snapshots für ein neues Feature.</text:p>
          </table:table-cell>
        </table:table-row>
        <table:table-row>
          <table:table-cell table:style-name="Tabelle1.A4" office:value-type="string">
            <text:p text:style-name="P9">8.</text:p>
            <text:p text:style-name="P9">Zwischenstand ins remote repository einchecken</text:p>
          </table:table-cell>
          <table:table-cell table:style-name="Tabelle1.A4" office:value-type="string">
            <text:p text:style-name="P5">Die <text:span text:style-name="GIT_20_Fachbegriff">commits</text:span>, welche man bisher im Zweig des <text:span text:style-name="GIT_20_Fachbegriff">local repository</text:span> hinzugefügt hat, im <text:span text:style-name="GIT_20_Fachbegriff">remote repository</text:span> hinzufügen.</text:p>
          </table:table-cell>
          <table:table-cell table:style-name="Tabelle1.A4" office:value-type="string">
            <text:p text:style-name="P5"><text:span text:style-name="Source_20_Text">git push origin </text:span><text:span text:style-name="Source_20_Text">&lt;BRANCH_NAME&gt;</text:span></text:p>
            <text:p text:style-name="P5">Wobei &lt;BRANCH_NAME&gt; der Name des Zweigs ist.</text:p>
          </table:table-cell>
          <table:table-cell table:style-name="Tabelle1.D4" office:value-type="string">
            <text:p text:style-name="Table_20_Contents">Im <text:span text:style-name="GIT_20_Fachbegriff">remote repository</text:span> werden die neuen <text:span text:style-name="GIT_20_Fachbegriff">commits</text:span> des <text:span text:style-name="GIT_20_Fachbegriff">local repository</text:span> für den Zweig des Features integriert.</text:p>
          </table:table-cell>
        </table:table-row>
        <table:table-row>
          <table:table-cell table:style-name="Tabelle1.A4" office:value-type="string">
            <text:p text:style-name="P9">9.</text:p>
            <text:p text:style-name="P9">Feature fertig entwickeln</text:p>
          </table:table-cell>
          <table:table-cell table:style-name="Tabelle1.A4" office:value-type="string">
            <text:p text:style-name="Table_20_Contents">Die Schritte 7 bis 8 wiederholen, bis man mit dem Feature fertig ist.</text:p>
          </table:table-cell>
          <table:table-cell table:style-name="Tabelle1.A4" office:value-type="string">
            <text:p text:style-name="Table_20_Contents">...</text:p>
          </table:table-cell>
          <table:table-cell table:style-name="Tabelle1.D4" office:value-type="string">
            <text:p text:style-name="Table_20_Contents">Der Zweig des Features ist fertig. Im <text:span text:style-name="GIT_20_Fachbegriff">local repository</text:span> ist der gleiche Stand des Zweigs wie im <text:span text:style-name="GIT_20_Fachbegriff">remote repository</text:span>.</text:p>
          </table:table-cell>
        </table:table-row>
        <table:table-row>
          <table:table-cell table:style-name="Tabelle1.A4" office:value-type="string">
            <text:p text:style-name="P9">10.</text:p>
            <text:p text:style-name="P9">auf master Zweig wechseln</text:p>
          </table:table-cell>
          <table:table-cell table:style-name="Tabelle1.A4" office:value-type="string">
            <text:p text:style-name="P5">Wechseln in den Zweig master, damit man den aktuellen Stand holt.</text:p>
          </table:table-cell>
          <table:table-cell table:style-name="Tabelle1.A4" office:value-type="string">
            <text:p text:style-name="P5"><text:span text:style-name="Source_20_Text">git checkout master</text:span></text:p>
          </table:table-cell>
          <table:table-cell table:style-name="Tabelle1.D4" office:value-type="string">
            <text:p text:style-name="P5"><text:span text:style-name="GIT_20_Fachbegriff">HEAD</text:span> ist jetzt master.</text:p>
          </table:table-cell>
        </table:table-row>
        <table:table-row>
          <table:table-cell table:style-name="Tabelle1.A4" office:value-type="string">
            <text:p text:style-name="P9">11.</text:p>
            <text:p text:style-name="P9">Neusten Stand herunterladen</text:p>
          </table:table-cell>
          <table:table-cell table:style-name="Tabelle1.A4" office:value-type="string">
            <text:p text:style-name="P5">Den aktuellen Stand von master holen.</text:p>
          </table:table-cell>
          <table:table-cell table:style-name="Tabelle1.A4" office:value-type="string">
            <text:p text:style-name="P5">Siehe "Neusten Stand herunterladen"</text:p>
          </table:table-cell>
          <table:table-cell table:style-name="Tabelle1.D4" office:value-type="string">
            <text:p text:style-name="P5"/>
          </table:table-cell>
        </table:table-row>
        <table:table-row>
          <table:table-cell table:style-name="Tabelle1.A4" office:value-type="string">
            <text:p text:style-name="P9">12.</text:p>
            <text:p text:style-name="P9">lokal mergen</text:p>
          </table:table-cell>
          <table:table-cell table:style-name="Tabelle1.A4" office:value-type="string">
            <text:p text:style-name="P5">Der Zweig wird lokal mit dem master gemergt.</text:p>
          </table:table-cell>
          <table:table-cell table:style-name="Tabelle1.A4" office:value-type="string">
            <text:p text:style-name="P5"><text:span text:style-name="Source_20_Text">git pull origin &lt;BRANCH_NAME&gt;</text:span></text:p>
            <text:p text:style-name="P5">Wobei &lt;BRANCH_NAME&gt; der Name des Zweigs ist.</text:p>
          </table:table-cell>
          <table:table-cell table:style-name="Tabelle1.D4" office:value-type="string">
            <text:p text:style-name="P5"/>
          </table:table-cell>
        </table:table-row>
        <table:table-row>
          <table:table-cell table:style-name="Tabelle1.A4" office:value-type="string">
            <text:p text:style-name="P9">13.</text:p>
            <text:p text:style-name="P9">remote mergen</text:p>
          </table:table-cell>
          <table:table-cell table:style-name="Tabelle1.A4" office:value-type="string">
            <text:p text:style-name="P5">Der merge wird an das <text:span text:style-name="GIT_20_Fachbegriff">remote repository</text:span> geschickt.</text:p>
          </table:table-cell>
          <table:table-cell table:style-name="Tabelle1.A4" office:value-type="string">
            <text:p text:style-name="P5"><text:span text:style-name="Source_20_Text">git push</text:span></text:p>
          </table:table-cell>
          <table:table-cell table:style-name="Tabelle1.D4" office:value-type="string">
            <text:p text:style-name="P5"/>
          </table:table-cell>
        </table:table-row>
      </table:table>
      <text:h text:style-name="P10" text:outline-level="3">Neusten Stand Herunterladen</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Heading">Schritt</text:p>
          </table:table-cell>
          <table:table-cell table:style-name="Tabelle2.A1" office:value-type="string">
            <text:p text:style-name="Table_20_Heading">Beschreibung</text:p>
          </table:table-cell>
          <table:table-cell table:style-name="Tabelle2.A1" office:value-type="string">
            <text:p text:style-name="Table_20_Heading">Befehl</text:p>
          </table:table-cell>
          <table:table-cell table:style-name="Tabelle2.D1" office:value-type="string">
            <text:p text:style-name="Table_20_Heading">Auswirkung</text:p>
          </table:table-cell>
        </table:table-row>
        <table:table-row>
          <table:table-cell table:style-name="Tabelle2.A2" office:value-type="string">
            <text:p text:style-name="Table_20_Contents">1. </text:p>
            <text:p text:style-name="Table_20_Contents">Pull</text:p>
          </table:table-cell>
          <table:table-cell table:style-name="Tabelle2.A2" office:value-type="string">
            <text:p text:style-name="Table_20_Contents">Den neuesten Stand herunterladen.</text:p>
          </table:table-cell>
          <table:table-cell table:style-name="Tabelle2.A2" office:value-type="string">
            <text:p text:style-name="Table_20_Contents"><text:span text:style-name="Source_20_Text">git pull –-rebase origin</text:span></text:p>
          </table:table-cell>
          <table:table-cell table:style-name="Tabelle2.D2" office:value-type="string">
            <text:p text:style-name="Table_20_Contents">Setzt den Zustand des Graphens des <text:span text:style-name="GIT_20_Fachbegriff">local repository</text:span> auf den Zustand des <text:span text:style-name="GIT_20_Fachbegriff">remote repository</text:span> (indem vom <text:span text:style-name="GIT_20_Fachbegriff">remote repository</text:span> kopiert wird).</text:p>
            <text:p text:style-name="Table_20_Contents">Setzt den <text:span text:style-name="GIT_20_Fachbegriff">HEAD</text:span> auf den aktuellsten <text:span text:style-name="GIT_20_Fachbegriff">commit</text:span> des Zweiges.</text:p>
            <text:p text:style-name="Table_20_Contents">Setzt die Dateien im <text:span text:style-name="GIT_20_Fachbegriff">working directory</text:span> auf den Zustand des Snapshots des neuen <text:span text:style-name="GIT_20_Fachbegriff">HEAD</text:span>.</text:p>
          </table:table-cell>
        </table:table-row>
      </table:table>
      <text:h text:style-name="Heading_20_3" text:outline-level="3">Lokale Änderungen verwerfen</text:h>
      <text:p text:style-name="Standard"/>
      <table:table table:name="Tabelle3" table:style-name="Tabelle3">
        <table:table-column table:style-name="Tabelle3.A"/>
        <table:table-column table:style-name="Tabelle3.B"/>
        <table:table-column table:style-name="Tabelle3.C"/>
        <table:table-column table:style-name="Tabelle3.D"/>
        <text:soft-page-break/>
        <table:table-row>
          <table:table-cell table:style-name="Tabelle3.A1" office:value-type="string">
            <text:p text:style-name="Table_20_Heading">Schritt</text:p>
          </table:table-cell>
          <table:table-cell table:style-name="Tabelle3.A1" office:value-type="string">
            <text:p text:style-name="Table_20_Heading">Beschreibung</text:p>
          </table:table-cell>
          <table:table-cell table:style-name="Tabelle3.A1" office:value-type="string">
            <text:p text:style-name="Table_20_Heading">Befehl</text:p>
          </table:table-cell>
          <table:table-cell table:style-name="Tabelle3.D1" office:value-type="string">
            <text:p text:style-name="Table_20_Heading">Auswirkung</text:p>
          </table:table-cell>
        </table:table-row>
        <table:table-row>
          <table:table-cell table:style-name="Tabelle3.A2" office:value-type="string">
            <text:p text:style-name="Table_20_Contents">1. </text:p>
            <text:p text:style-name="Table_20_Contents">REset</text:p>
          </table:table-cell>
          <table:table-cell table:style-name="Tabelle3.A2" office:value-type="string">
            <text:p text:style-name="Table_20_Contents">Setzt den loken Zustand auf den Zustand eines bestimmten Snapshots.</text:p>
          </table:table-cell>
          <table:table-cell table:style-name="Tabelle3.A2" office:value-type="string">
            <text:p text:style-name="Table_20_Contents"><text:span text:style-name="Source_20_Text"><text:span text:style-name="T1">git reset –-hard &lt;origin/&lt;HEAD&gt;&gt;</text:span></text:span></text:p>
            <text:p text:style-name="Table_20_Contents"><text:span text:style-name="T1">Wobei </text:span><text:span text:style-name="Source_20_Text"><text:span text:style-name="T1">&lt;HEAD&gt;</text:span></text:span><text:span text:style-name="T1"> ein Branch <text:s/>ist.</text:span></text:p>
          </table:table-cell>
          <table:table-cell table:style-name="Tabelle3.D2" office:value-type="string">
            <text:p text:style-name="Table_20_Contents">Verwirft ALLE lokalen Änderungen und stellt lokal den Zustand her, als ob man den Zwei <text:span text:style-name="Source_20_Text">&lt;HEAD&gt;</text:span> ausgecheckt hät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1.06cm" fo:margin-right="0.6cm" fo:margin-top="0.42cm" fo:margin-bottom="0.711cm" fo:text-indent="-0.76cm" style:auto-text-indent="false"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100%" fo:margin-left="0.861cm" fo:margin-right="0cm" fo:margin-top="0.42cm" fo:margin-bottom="0.409cm" fo:text-indent="-0.76cm" style:auto-text-indent="false">
        <style:tab-stops/>
      </style:paragraph-properties>
      <style:text-properties fo:font-size="18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IT_20_Fachbegriff" style:display-name="GIT Fachbegriff" style:family="text" style:parent-style-name="Emphasis">
      <style:text-properties fo:language="zxx" fo:country="none" fo:font-style="italic" fo:font-weight="bold" style:language-asian="zxx" style:country-asian="none" style:font-style-asian="italic" style:language-complex="zxx" style:country-complex="none" style:font-style-complex="italic"/>
    </style:style>
    <style:style style:name="Source_20_Text" style:display-name="Source Text" style:family="text">
      <style:text-properties style:font-name="Courier New" fo:font-size="10pt"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8M14S</meta:editing-duration>
    <meta:editing-cycles>87</meta:editing-cycles>
    <meta:generator>OpenOffice/4.0.0$Win32 OpenOffice.org_project/400m3$Build-9702</meta:generator>
    <dc:date>2013-09-08T14:45:43.71</dc:date>
    <dc:creator>Steffen Kobilke</dc:creator>
    <meta:document-statistic meta:table-count="4" meta:image-count="0" meta:object-count="0" meta:page-count="6" meta:paragraph-count="121" meta:word-count="666" meta:character-count="4283"/>
    <meta:user-defined meta:name="Info 1"/>
    <meta:user-defined meta:name="Info 2"/>
    <meta:user-defined meta:name="Info 3"/>
    <meta:user-defined meta:name="Info 4"/>
  </office:meta>
</office:document-meta>
</file>